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d9a" officeooo:paragraph-rsid="00073d9a"/>
    </style:style>
    <style:style style:name="P2" style:family="paragraph" style:parent-style-name="Standard">
      <style:text-properties officeooo:rsid="0008c50a" officeooo:paragraph-rsid="0008c50a"/>
    </style:style>
    <style:style style:name="T1" style:family="text">
      <style:text-properties officeooo:rsid="0008c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40kA</text:p>
      <text:p text:style-name="P1">P = 10atm</text:p>
      <text:p text:style-name="P1">L = 200 mm</text:p>
      <text:p text:style-name="P1">d = 46 mm</text:p>
      <text:p text:style-name="P1">Xcrit = 20mm</text:p>
      <text:p text:style-name="P1"/>
      <text:p text:style-name="P1">Dd = 0.0057*(<text:span text:style-name="T1">(</text:span>Xcrit/P)^(1/4))*I^(1/2) = <text:s/>24.1080644486mm</text:p>
      <text:p text:style-name="P1">L1 <text:s/>= 0.3 L = 60 mm</text:p>
      <text:p text:style-name="P1">L2 = 0.3L1 = 18 mm</text:p>
      <text:p text:style-name="P1">d_пк = 0.3*d = <text:span text:style-name="T1">13.8 mm</text:span></text:p>
      <text:p text:style-name="P2">d_iz = 0.3 Dd = 7.2 mm</text:p>
      <text:p text:style-name="P2">d_m = 1.1*Dd = 26.4mm</text:p>
      <text:p text:style-name="P2">d_dk = 1.2*Dd = 28.8m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0:11:09.864818301</meta:creation-date>
    <dc:date>2024-03-21T11:22:41.193035380</dc:date>
    <meta:editing-duration>PT40M51S</meta:editing-duration>
    <meta:editing-cycles>1</meta:editing-cycles>
    <meta:document-statistic meta:table-count="0" meta:image-count="0" meta:object-count="0" meta:page-count="1" meta:paragraph-count="12" meta:word-count="57" meta:character-count="226" meta:non-whitespace-character-count="179"/>
    <meta:generator>LibreOffice/7.3.7.2$Linux_X86_64 LibreOffice_project/30$Build-2</meta:generator>
  </office:meta>
</office:document-meta>
</file>